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ddde" officeooo:paragraph-rsid="0003ddd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46f7ee" officeooo:paragraph-rsid="0046f7e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4ba968" officeooo:paragraph-rsid="004ba9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ddde" officeooo:paragraph-rsid="0003ddd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3ddde" officeooo:paragraph-rsid="0004385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ddde" officeooo:paragraph-rsid="0008362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3ddde" officeooo:paragraph-rsid="0004676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3ddde" officeooo:paragraph-rsid="001d491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3ddde" officeooo:paragraph-rsid="001e0b9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3ddde" officeooo:paragraph-rsid="002383b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3ddde" officeooo:paragraph-rsid="0024c40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3ddde" officeooo:paragraph-rsid="00279d9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3ddde" officeooo:paragraph-rsid="003d076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3ddde" officeooo:paragraph-rsid="003f44a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3ddde" officeooo:paragraph-rsid="004133a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3ddde" officeooo:paragraph-rsid="0043a0e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3ddde" officeooo:paragraph-rsid="00470b9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3ddde" officeooo:paragraph-rsid="00482c2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3ddde" officeooo:paragraph-rsid="004ba96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3ddde" officeooo:paragraph-rsid="0055fcd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4676a" officeooo:paragraph-rsid="0004676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6b85b" officeooo:paragraph-rsid="002383b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a1360" officeooo:paragraph-rsid="001a136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a39e6" officeooo:paragraph-rsid="002383b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144a5" officeooo:paragraph-rsid="0004676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b0a0b" officeooo:paragraph-rsid="002b0a0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b9d59" officeooo:paragraph-rsid="002b9d5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628bd8" officeooo:paragraph-rsid="00628bd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a1360" officeooo:paragraph-rsid="001a1360" fo:background-color="transparent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ddde" officeooo:paragraph-rsid="0003ddde" style:font-weight-asian="bold" style:font-weight-complex="bold"/>
    </style:style>
    <style:style style:name="T1" style:family="text">
      <style:text-properties officeooo:rsid="00043854"/>
    </style:style>
    <style:style style:name="T2" style:family="text">
      <style:text-properties officeooo:rsid="000781b0"/>
    </style:style>
    <style:style style:name="T3" style:family="text">
      <style:text-properties officeooo:rsid="00083628"/>
    </style:style>
    <style:style style:name="T4" style:family="text">
      <style:text-properties officeooo:rsid="000b7538"/>
    </style:style>
    <style:style style:name="T5" style:family="text">
      <style:text-properties officeooo:rsid="000d1faf"/>
    </style:style>
    <style:style style:name="T6" style:family="text">
      <style:text-properties officeooo:rsid="000fde87"/>
    </style:style>
    <style:style style:name="T7" style:family="text">
      <style:text-properties officeooo:rsid="0016b85b"/>
    </style:style>
    <style:style style:name="T8" style:family="text">
      <style:text-properties officeooo:rsid="0017ce31"/>
    </style:style>
    <style:style style:name="T9" style:family="text">
      <style:text-properties officeooo:rsid="001a39e6"/>
    </style:style>
    <style:style style:name="T10" style:family="text">
      <style:text-properties officeooo:rsid="001b96a5"/>
    </style:style>
    <style:style style:name="T11" style:family="text">
      <style:text-properties officeooo:rsid="0017ce31" fo:background-color="#fff200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1b96a5" fo:background-color="#fff200" loext:char-shading-value="0"/>
    </style:style>
    <style:style style:name="T14" style:family="text">
      <style:text-properties officeooo:rsid="001d4912"/>
    </style:style>
    <style:style style:name="T15" style:family="text">
      <style:text-properties officeooo:rsid="001e0b96"/>
    </style:style>
    <style:style style:name="T16" style:family="text">
      <style:text-properties officeooo:rsid="001f26a8"/>
    </style:style>
    <style:style style:name="T17" style:family="text">
      <style:text-properties officeooo:rsid="001fa100"/>
    </style:style>
    <style:style style:name="T18" style:family="text">
      <style:text-properties officeooo:rsid="00279d9e"/>
    </style:style>
    <style:style style:name="T19" style:family="text">
      <style:text-properties officeooo:rsid="00298018"/>
    </style:style>
    <style:style style:name="T20" style:family="text">
      <style:text-properties officeooo:rsid="002ebe2b"/>
    </style:style>
    <style:style style:name="T21" style:family="text">
      <style:text-properties officeooo:rsid="00309f1b"/>
    </style:style>
    <style:style style:name="T22" style:family="text">
      <style:text-properties officeooo:rsid="0030c84b"/>
    </style:style>
    <style:style style:name="T23" style:family="text">
      <style:text-properties officeooo:rsid="001b96a5" fo:background-color="transparent" loext:char-shading-value="0"/>
    </style:style>
    <style:style style:name="T24" style:family="text">
      <style:text-properties officeooo:rsid="003d076f"/>
    </style:style>
    <style:style style:name="T25" style:family="text">
      <style:text-properties officeooo:rsid="003f44a2"/>
    </style:style>
    <style:style style:name="T26" style:family="text">
      <style:text-properties officeooo:rsid="0043a0ed"/>
    </style:style>
    <style:style style:name="T27" style:family="text">
      <style:text-properties officeooo:rsid="00470b99"/>
    </style:style>
    <style:style style:name="T28" style:family="text">
      <style:text-properties fo:font-weight="bold" officeooo:rsid="00470b99" style:font-weight-asian="bold" style:font-weight-complex="bold"/>
    </style:style>
    <style:style style:name="T29" style:family="text">
      <style:text-properties fo:font-weight="bold" officeooo:rsid="00482c21" style:font-weight-asian="bold" style:font-weight-complex="bold"/>
    </style:style>
    <style:style style:name="T30" style:family="text">
      <style:text-properties fo:font-weight="bold" officeooo:rsid="0049aceb" style:font-weight-asian="bold" style:font-weight-complex="bold"/>
    </style:style>
    <style:style style:name="T31" style:family="text">
      <style:text-properties fo:font-weight="bold" officeooo:rsid="004ba968" style:font-weight-asian="bold" style:font-weight-complex="bold"/>
    </style:style>
    <style:style style:name="T32" style:family="text">
      <style:text-properties fo:font-weight="bold" officeooo:rsid="004d9cf1" style:font-weight-asian="bold" style:font-weight-complex="bold"/>
    </style:style>
    <style:style style:name="T33" style:family="text">
      <style:text-properties fo:font-weight="bold" officeooo:rsid="004f7dfd" style:font-weight-asian="bold" style:font-weight-complex="bold"/>
    </style:style>
    <style:style style:name="T34" style:family="text">
      <style:text-properties fo:font-weight="bold" officeooo:rsid="0052acf2" style:font-weight-asian="bold" style:font-weight-complex="bold"/>
    </style:style>
    <style:style style:name="T35" style:family="text">
      <style:text-properties fo:font-weight="bold" officeooo:rsid="0053a48b" style:font-weight-asian="bold" style:font-weight-complex="bold"/>
    </style:style>
    <style:style style:name="T36" style:family="text">
      <style:text-properties fo:font-weight="bold" officeooo:rsid="0053e464" style:font-weight-asian="bold" style:font-weight-complex="bold"/>
    </style:style>
    <style:style style:name="T37" style:family="text">
      <style:text-properties fo:font-weight="bold" officeooo:rsid="0055198f" style:font-weight-asian="bold" style:font-weight-complex="bold"/>
    </style:style>
    <style:style style:name="T38" style:family="text">
      <style:text-properties fo:font-weight="bold" officeooo:rsid="0055fcd0" style:font-weight-asian="bold" style:font-weight-complex="bold"/>
    </style:style>
    <style:style style:name="T39" style:family="text">
      <style:text-properties fo:font-weight="bold" officeooo:rsid="0057bd7c" style:font-weight-asian="bold" style:font-weight-complex="bold"/>
    </style:style>
    <style:style style:name="T40" style:family="text">
      <style:text-properties fo:font-weight="bold" officeooo:rsid="0057efab" style:font-weight-asian="bold" style:font-weight-complex="bold"/>
    </style:style>
    <style:style style:name="T41" style:family="text">
      <style:text-properties fo:font-weight="bold" officeooo:rsid="0058a83d" style:font-weight-asian="bold" style:font-weight-complex="bold"/>
    </style:style>
    <style:style style:name="T42" style:family="text">
      <style:text-properties fo:font-weight="bold" officeooo:rsid="005de02a" style:font-weight-asian="bold" style:font-weight-complex="bold"/>
    </style:style>
    <style:style style:name="T43" style:family="text">
      <style:text-properties officeooo:rsid="004ba968"/>
    </style:style>
    <style:style style:name="T44" style:family="text">
      <style:text-properties officeooo:rsid="0055fcd0"/>
    </style:style>
    <style:style style:name="T45" style:family="text">
      <style:text-properties officeooo:rsid="005aa9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SEUDOCODE – TEMPLATE CREATION FOR SEBI REGULATIONS</text:p>
      <text:p text:style-name="P1"/>
      <text:p text:style-name="P2"># Function to extract entities, conditions and actions in a rule</text:p>
      <text:p text:style-name="P10"><text:span text:style-name="T8">def </text:span><text:span text:style-name="T11">Identifying_parts</text:span><text:span text:style-name="T8">(r,entities):</text:span></text:p>
      <text:p text:style-name="P10"/>
      <text:p text:style-name="P17"><text:tab/><text:span text:style-name="T28"># Identified entities, conditions and actions lists</text:span></text:p>
      <text:p text:style-name="P10"><text:tab/><text:span text:style-name="T27">e = [] </text:span></text:p>
      <text:p text:style-name="P10"><text:tab/><text:span text:style-name="T27">condition = []</text:span></text:p>
      <text:p text:style-name="P10"><text:tab/><text:span text:style-name="T27">action = []</text:span></text:p>
      <text:p text:style-name="P10"/>
      <text:p text:style-name="P10"><text:tab/><text:span text:style-name="T29"># Words that identify the conditions occuring at the start (type1) and in between entity <text:tab/> <text:s text:c="2"/>and shall/may (type2)</text:span></text:p>
      <text:p text:style-name="P11"><text:tab/>Conditiontype1 = [‘if’, ‘where’, ‘while’, ‘after’, ‘on’, ‘upon’, ‘in the case’, ‘in case’]</text:p>
      <text:p text:style-name="P11"><text:tab/>Conditiontype2 = [‘whose’, ‘who’, ‘while’, ‘if’, ‘having’, ‘unless’, ‘that’, ‘required’]</text:p>
      <text:p text:style-name="P10"/>
      <text:p text:style-name="P10"><text:tab/><text:span text:style-name="T29"># Capturing conditions that occur at the beginning</text:span></text:p>
      <text:p text:style-name="P10"><text:tab/>if (r.starttoken is in Conditiontype1):</text:p>
      <text:p text:style-name="P10"><text:tab/><text:tab/><text:span text:style-name="T4">e.append(r.entity closest to the identified token)</text:span></text:p>
      <text:p text:style-name="P10"><text:tab/><text:tab/>condition.<text:span text:style-name="T5">append(</text:span>all the tokens till a comma is detected<text:span text:style-name="T5">)</text:span></text:p>
      <text:p text:style-name="P10"><text:tab/><text:tab/>action.<text:span text:style-name="T5">append(</text:span>all the tokens from shall/may<text:span text:style-name="T5">)</text:span></text:p>
      <text:p text:style-name="P10"><text:tab/>end if</text:p>
      <text:p text:style-name="P10"/>
      <text:p text:style-name="P18"><text:tab/><text:span text:style-name="T29"># Capturing conditions that occur in between entity and shall/may</text:span></text:p>
      <text:p text:style-name="P10"><text:tab/>if( any Conditiontype2 values in r):</text:p>
      <text:p text:style-name="P10"><text:tab/><text:tab/><text:span text:style-name="T4">e.append(r.entity occuring before the condition)</text:span></text:p>
      <text:p text:style-name="P10"><text:tab/><text:tab/>condition.<text:span text:style-name="T5">append(</text:span>all the tokens from the identified word till shall/may<text:span text:style-name="T5">)</text:span></text:p>
      <text:p text:style-name="P10"><text:tab/><text:tab/>action.<text:span text:style-name="T5">append(</text:span>all the tokens from shall/may<text:span text:style-name="T5">)</text:span></text:p>
      <text:p text:style-name="P10"><text:tab/>end if</text:p>
      <text:p text:style-name="P10"/>
      <text:p text:style-name="P18"><text:tab/><text:span text:style-name="T29"># Capturing conditions that occur after shall/may</text:span></text:p>
      <text:p text:style-name="P10"><text:tab/>if( ‘,’ detected after shall/may and another comma detected following this in r):</text:p>
      <text:p text:style-name="P10"><text:tab/><text:tab/><text:span text:style-name="T4">e.append(r.entity occuring before the condition)</text:span></text:p>
      <text:p text:style-name="P10"><text:tab/><text:tab/>condition.<text:span text:style-name="T5">append(</text:span>all tokens after this comma till the next comma<text:span text:style-name="T5">)</text:span></text:p>
      <text:p text:style-name="P10"><text:tab/><text:tab/>action.<text:span text:style-name="T5">append(</text:span>all tokens post the second comma<text:span text:style-name="T5">)</text:span></text:p>
      <text:p text:style-name="P10"><text:tab/>end if</text:p>
      <text:p text:style-name="P10"/>
      <text:p text:style-name="P10"><text:tab/><text:span text:style-name="T32"># Rules with no conditions</text:span></text:p>
      <text:p text:style-name="P10"><text:tab/><text:span text:style-name="T1">if( none of the above):</text:span></text:p>
      <text:p text:style-name="P10"><text:tab/><text:tab/><text:span text:style-name="T15">condition.append(‘nil’)</text:span></text:p>
      <text:p text:style-name="P10"><text:tab/><text:tab/>action.<text:span text:style-name="T16">append(</text:span>all the tokens from shall/may<text:span text:style-name="T16">)</text:span></text:p>
      <text:p text:style-name="P10"><text:tab/>end if</text:p>
      <text:p text:style-name="P10"/>
      <text:p text:style-name="P10"><text:tab/><text:span text:style-name="T30"># returns the three final lists</text:span></text:p>
      <text:p text:style-name="P22"><text:tab/>return e, condition, action</text:p>
      <text:p text:style-name="P22"/>
      <text:p text:style-name="P3"># Function that identifies context links and constructs the final template</text:p>
      <text:p text:style-name="P23">def <text:span text:style-name="T12">template</text:span>(<text:span text:style-name="T43">document</text:span>): <text:s/><text:span text:style-name="T13">#main function</text:span></text:p>
      <text:p text:style-name="P23"><text:span text:style-name="T13"/></text:p>
      <text:p text:style-name="P29"><text:span text:style-name="T10"><text:tab/></text:span><text:span text:style-name="T31">#Identify the custom entities</text:span></text:p>
      <text:p text:style-name="P10"><text:span text:style-name="T9"><text:tab/>entities = </text:span>Train spacy model with custom <text:span text:style-name="T2">entities </text:span>annotations to capture entities in <text:tab/><text:tab/><text:tab/><text:tab/>documents.</text:p>
      <text:p text:style-name="P10"/>
      <text:p text:style-name="P10"><text:soft-page-break/></text:p>
      <text:p text:style-name="P10"><text:tab/><text:span text:style-name="T31"># Extract all the rules in the document with their id tags</text:span></text:p>
      <text:p text:style-name="P24"><text:span text:style-name="T23"><text:tab/>rules = List of all the rules with ids</text:span></text:p>
      <text:p text:style-name="P4"/>
      <text:p text:style-name="P4"><text:tab/><text:span text:style-name="T31"># Iterate through every rule to decompose the structure</text:span></text:p>
      <text:p text:style-name="P4"><text:tab/>for all (r in rules):</text:p>
      <text:p text:style-name="P4"/>
      <text:p text:style-name="P4"><text:tab/><text:tab/><text:span text:style-name="T31"># Generic rules </text:span></text:p>
      <text:p text:style-name="P4"><text:tab/><text:tab/><text:span text:style-name="T20">if(r.entity == null or r.entity == ‘Board’):</text:span></text:p>
      <text:p text:style-name="P4"><text:tab/><text:tab/><text:tab/><text:span text:style-name="T20">default.append(r)</text:span></text:p>
      <text:p text:style-name="P4"/>
      <text:p text:style-name="P4"><text:tab/><text:tab/><text:span text:style-name="T31"># Specific rules with single entity</text:span></text:p>
      <text:p text:style-name="P4"><text:tab/><text:tab/><text:span text:style-name="T21">elif(r.entity == 1):</text:span></text:p>
      <text:p text:style-name="P4"/>
      <text:p text:style-name="P4"><text:tab/><text:tab/><text:tab/><text:span text:style-name="T31"># </text:span><text:span text:style-name="T40">R</text:span><text:span text:style-name="T31">ule starts with ‘such’ <text:s/>or ‘such’ occurs in between – append </text:span><text:span text:style-name="T33">it <text:tab/><text:tab/><text:tab/> <text:s text:c="2"/><text:tab/> <text:s text:c="2"/>with the previous rule (parent first)</text:span></text:p>
      <text:p text:style-name="P19"><text:tab/><text:tab/><text:tab/><text:span text:style-name="T6">if(‘such’ in r):</text:span></text:p>
      <text:p text:style-name="P4"><text:tab/><text:tab/><text:tab/><text:tab/><text:span text:style-name="T7">e, condition, action = Identifying_parts(r,entity)</text:span></text:p>
      <text:p text:style-name="P8"><text:tab/><text:tab/><text:tab/><text:tab/><text:span text:style-name="T14">actions = actions.append(previous rule <text:s/>where e is identified + e + <text:tab/><text:tab/><text:tab/><text:tab/><text:tab/><text:tab/><text:tab/><text:tab/>action)</text:span></text:p>
      <text:p text:style-name="P8"><text:tab/><text:tab/><text:tab/><text:tab/><text:span text:style-name="T15">action = actions</text:span></text:p>
      <text:p text:style-name="P4"/>
      <text:p text:style-name="P4"><text:tab/><text:tab/><text:tab/><text:span text:style-name="T34"># ‘such’ not present</text:span></text:p>
      <text:p text:style-name="P13"><text:span text:style-name="T15"><text:tab/><text:tab/><text:tab/>else:</text:span></text:p>
      <text:p text:style-name="P9"><text:tab/><text:tab/><text:tab/><text:tab/><text:span text:style-name="T7">e, condition, action = Identifying_parts(r,entities)</text:span></text:p>
      <text:p text:style-name="P9"><text:tab/><text:tab/><text:tab/><text:span text:style-name="T15">end if</text:span></text:p>
      <text:p text:style-name="P9"/>
      <text:p text:style-name="P9"><text:tab/><text:tab/><text:span text:style-name="T35"># Specific rules with multiple entities</text:span></text:p>
      <text:p text:style-name="P9"><text:tab/><text:tab/><text:span text:style-name="T15">else:</text:span></text:p>
      <text:p text:style-name="P13"/>
      <text:p text:style-name="P13"><text:tab/><text:tab/><text:tab/><text:span text:style-name="T35"># </text:span><text:span text:style-name="T36">I</text:span><text:span text:style-name="T35">f ‘such’ occurs in the rule (start, in between or both)</text:span></text:p>
      <text:p text:style-name="P13"><text:tab/><text:tab/><text:tab/><text:span text:style-name="T24">if( ‘such’ in r):</text:span></text:p>
      <text:p text:style-name="P13"><text:tab/><text:tab/><text:tab/><text:tab/><text:span text:style-name="T24">e, condition, action = </text:span><text:tab/><text:span text:style-name="T7">Identifying_parts(r,entities)</text:span></text:p>
      <text:p text:style-name="P13"><text:tab/><text:tab/><text:tab/><text:tab/><text:span text:style-name="T25">j=0</text:span></text:p>
      <text:p text:style-name="P13"><text:tab/><text:tab/><text:tab/><text:tab/><text:span text:style-name="T25">while(j&lt;len(e)):</text:span></text:p>
      <text:p text:style-name="P13"><text:tab/><text:tab/></text:p>
      <text:p text:style-name="P13"><text:tab/><text:tab/><text:tab/><text:tab/><text:tab/><text:span text:style-name="T36"># ‘such’ occurs in the start – append with previous sentence <text:tab/><text:tab/><text:tab/><text:tab/><text:tab/> <text:s text:c="2"/>(parent first)</text:span></text:p>
      <text:p text:style-name="P13"><text:tab/><text:tab/><text:tab/><text:tab/><text:tab/><text:span text:style-name="T25">if(‘such’ occurs in the start):</text:span></text:p>
      <text:p text:style-name="P14"><text:tab/><text:tab/><text:tab/><text:tab/><text:tab/><text:tab/><text:span text:style-name="T14">actions[j] = previous rule where e[j] is identified + e[j] <text:s/><text:tab/><text:tab/><text:tab/><text:tab/><text:tab/><text:tab/><text:tab/><text:tab/>+ action[j]</text:span></text:p>
      <text:p text:style-name="P13"><text:tab/><text:tab/><text:tab/><text:tab/><text:tab/><text:tab/><text:span text:style-name="T25">action[j] = actions[j]</text:span></text:p>
      <text:p text:style-name="P13"><text:tab/></text:p>
      <text:p text:style-name="P13"><text:tab/><text:tab/><text:tab/><text:tab/><text:tab/><text:span text:style-name="T37"># ‘such’ occurs in between</text:span></text:p>
      <text:p text:style-name="P13"><text:tab/><text:tab/><text:tab/><text:tab/><text:tab/><text:span text:style-name="T25">else:</text:span></text:p>
      <text:p text:style-name="P13"><text:tab/><text:tab/><text:tab/></text:p>
      <text:p text:style-name="P20"><text:tab/><text:tab/><text:tab/><text:tab/><text:tab/><text:tab/><text:span text:style-name="T41"># W</text:span><text:span text:style-name="T38">ithin rule context</text:span></text:p>
      <text:p text:style-name="P13"><text:tab/><text:tab/><text:tab/><text:tab/><text:tab/><text:tab/><text:span text:style-name="T44">if(e[j] identified before ‘such’ within given r):</text:span></text:p>
      <text:p text:style-name="P15"><text:tab/><text:tab/><text:tab/><text:tab/><text:tab/><text:tab/><text:tab/><text:span text:style-name="T14">actions[j] = r</text:span></text:p>
      <text:p text:style-name="P15"><text:tab/><text:tab/><text:tab/><text:tab/><text:tab/><text:tab/><text:tab/><text:span text:style-name="T25">action[j] = actions[j]</text:span></text:p>
      <text:p text:style-name="P15"><text:tab/><text:tab/><text:tab/><text:tab/><text:tab/><text:tab/><text:span text:style-name="T45">end if</text:span></text:p>
      <text:p text:style-name="P15"/>
      <text:p text:style-name="P20"><text:soft-page-break/><text:tab/><text:tab/><text:tab/><text:tab/><text:tab/><text:tab/></text:p>
      <text:p text:style-name="P20"><text:tab/><text:tab/><text:tab/><text:tab/><text:tab/><text:tab/><text:span text:style-name="T38"># Across rules</text:span></text:p>
      <text:p text:style-name="P20"><text:span text:style-name="T44"><text:tab/><text:tab/><text:tab/><text:tab/><text:tab/><text:tab/>if(e[j] not identified before ‘such’ within given r):</text:span></text:p>
      <text:p text:style-name="P20"><text:tab/><text:tab/><text:tab/><text:tab/><text:tab/><text:tab/><text:tab/><text:span text:style-name="T14">actions[j] = previous rule where e[j] is identified <text:tab/><text:tab/><text:tab/><text:tab/><text:tab/><text:tab/><text:tab/><text:tab/>+ e[j] + action[j]</text:span></text:p>
      <text:p text:style-name="P20"><text:tab/><text:tab/><text:tab/><text:tab/><text:tab/><text:tab/><text:span text:style-name="T25">action[j] = actions[j]</text:span></text:p>
      <text:p text:style-name="P20"><text:tab/><text:tab/><text:tab/><text:tab/><text:tab/><text:tab/><text:span text:style-name="T44">end if</text:span></text:p>
      <text:p text:style-name="P20"/>
      <text:p text:style-name="P15"><text:tab/><text:tab/><text:tab/><text:tab/><text:tab/><text:span text:style-name="T26">end if</text:span></text:p>
      <text:p text:style-name="P15"><text:tab/><text:tab/><text:tab/><text:tab/><text:tab/><text:span text:style-name="T26">j = j + 1</text:span></text:p>
      <text:p text:style-name="P15"/>
      <text:p text:style-name="P15"><text:tab/><text:tab/><text:tab/><text:tab/><text:span text:style-name="T26">end while</text:span></text:p>
      <text:p text:style-name="P13"><text:tab/><text:tab/><text:tab/></text:p>
      <text:p text:style-name="P13"><text:tab/><text:tab/><text:tab/><text:span text:style-name="T39"># ‘such’ not present</text:span></text:p>
      <text:p text:style-name="P4"><text:tab/><text:tab/><text:tab/><text:span text:style-name="T26">else:</text:span></text:p>
      <text:p text:style-name="P16"><text:tab/><text:tab/><text:tab/><text:tab/><text:span text:style-name="T24">e, condition, action = </text:span><text:tab/><text:span text:style-name="T7">Identifying_parts(r,entities)</text:span></text:p>
      <text:p text:style-name="P16"><text:tab/><text:tab/><text:tab/><text:span text:style-name="T26">end if</text:span></text:p>
      <text:p text:style-name="P16"/>
      <text:p text:style-name="P5"><text:tab/><text:tab/><text:span text:style-name="T19">end if</text:span></text:p>
      <text:p text:style-name="P5"/>
      <text:p text:style-name="P5"><text:tab/><text:tab/><text:span text:style-name="T40"># Identifying context relationship </text:span></text:p>
      <text:p text:style-name="P5"><text:span text:style-name="T40"/></text:p>
      <text:p text:style-name="P5"><text:span text:style-name="T40"><text:tab/><text:tab/># Inter-chapter relationship – </text:span><text:span text:style-name="T42">parent first</text:span></text:p>
      <text:p text:style-name="P12"><text:tab/><text:tab/><text:span text:style-name="T18">if(‘regulation followed by int’ in r):</text:span></text:p>
      <text:p text:style-name="P12"><text:tab/><text:tab/><text:tab/><text:span text:style-name="T18">actions = actions.append(regulation int + e + a for all a in action)</text:span></text:p>
      <text:p text:style-name="P12"><text:tab/><text:tab/><text:tab/><text:span text:style-name="T18">action = actions</text:span></text:p>
      <text:p text:style-name="P12"><text:tab/><text:tab/><text:span text:style-name="T18">end if</text:span></text:p>
      <text:p text:style-name="P12"/>
      <text:p text:style-name="P12"><text:tab/><text:tab/><text:span text:style-name="T40"># Intra-chapter relationship – </text:span><text:span text:style-name="T42">parent first</text:span></text:p>
      <text:p text:style-name="P12"><text:tab/><text:tab/><text:span text:style-name="T18">if(‘sub-regulation followed by (int)’ in r):</text:span></text:p>
      <text:p text:style-name="P12"><text:tab/><text:tab/><text:tab/><text:span text:style-name="T18">actions = action.append(sub-regulation (int) + e + a for all a in action)</text:span></text:p>
      <text:p text:style-name="P12"><text:tab/><text:tab/><text:tab/><text:span text:style-name="T18">action = actions</text:span></text:p>
      <text:p text:style-name="P12"><text:tab/><text:tab/><text:span text:style-name="T18">end if</text:span></text:p>
      <text:p text:style-name="P12"><text:tab/></text:p>
      <text:p text:style-name="P28"><text:tab/>end for</text:p>
      <text:p text:style-name="P12"/>
      <text:p text:style-name="P12"><text:tab/><text:span text:style-name="T40"># Final format of content under each entity</text:span></text:p>
      <text:p text:style-name="P5"><text:tab/><text:span text:style-name="T15">i=0</text:span></text:p>
      <text:p text:style-name="P6"><text:tab/><text:span text:style-name="T15">while (i &lt; len(e)):</text:span></text:p>
      <text:p text:style-name="P6"><text:tab/><text:tab/></text:p>
      <text:p text:style-name="P6"><text:tab/><text:tab/><text:span text:style-name="T40"># Condition is present</text:span></text:p>
      <text:p text:style-name="P6"><text:tab/><text:tab/><text:span text:style-name="T17">if(condition[i] != ‘nil’):</text:span></text:p>
      <text:p text:style-name="P6"><text:tab/><text:tab/><text:tab/><text:span text:style-name="T15">e = e[i]</text:span></text:p>
      <text:p text:style-name="P6"><text:tab/><text:tab/><text:tab/>content = “if(condition<text:span text:style-name="T15">[i]</text:span>):</text:p>
      <text:p text:style-name="P6"><text:tab/><text:tab/><text:tab/><text:tab/><text:tab/>action<text:span text:style-name="T15">[i]</text:span>”</text:p>
      <text:p text:style-name="P6"><text:tab/><text:tab/><text:tab/>e_list.append(content)</text:p>
      <text:p text:style-name="P6"/>
      <text:p text:style-name="P6"><text:tab/><text:tab/><text:span text:style-name="T40"># Condition is absent</text:span></text:p>
      <text:p text:style-name="P6"><text:tab/><text:tab/><text:span text:style-name="T3">else:</text:span></text:p>
      <text:p text:style-name="P6"><text:tab/><text:tab/><text:tab/>e = <text:span text:style-name="T15">e[i]</text:span></text:p>
      <text:p text:style-name="P6"><text:tab/><text:tab/><text:tab/>content = “action<text:span text:style-name="T15">[i]</text:span>”</text:p>
      <text:p text:style-name="P6"><text:tab/><text:tab/><text:tab/>e_list.append(content)</text:p>
      <text:p text:style-name="P6"><text:soft-page-break/><text:tab/><text:tab/><text:span text:style-name="T3">end if</text:span></text:p>
      <text:p text:style-name="P6"><text:tab/><text:tab/><text:span text:style-name="T17">i = i + 1</text:span></text:p>
      <text:p text:style-name="P6"><text:tab/><text:span text:style-name="T17">end while</text:span></text:p>
      <text:p text:style-name="P21"/>
      <text:p text:style-name="P21"><text:tab/><text:span text:style-name="T40"># Final switch case template with cases of entities with specific rules and default case <text:tab/> <text:s text:c="2"/>with generic rules</text:span></text:p>
      <text:p text:style-name="P26"><text:tab/>create case (e) with each value in e_list as separate points.</text:p>
      <text:p text:style-name="P27"><text:tab/>create default case for generic rules <text:span text:style-name="T22">using the default list </text:span>– displayed for every entities.</text:p>
      <text:p text:style-name="P27"/>
      <text:p text:style-name="P25"/>
      <text:p text:style-name="P7"/>
      <text:p text:style-name="P7"/>
      <text:p text:style-name="P4"><text:tab/></text:p>
      <text:p text:style-name="P4"><text:tab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09:08.952725363</meta:creation-date>
    <dc:date>2020-07-29T21:57:14.484862767</dc:date>
    <meta:editing-duration>PT3H6M52S</meta:editing-duration>
    <meta:editing-cycles>80</meta:editing-cycles>
    <meta:generator>LibreOffice/6.0.7.3$Linux_X86_64 LibreOffice_project/00m0$Build-3</meta:generator>
    <meta:document-statistic meta:table-count="0" meta:image-count="0" meta:object-count="0" meta:page-count="4" meta:paragraph-count="129" meta:word-count="652" meta:character-count="4528" meta:non-whitespace-character-count="3600"/>
  </office:meta>
</office:document-meta>
</file>